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77cm" table:align="center" style:writing-mode="lr-tb"/>
    </style:style>
    <style:style style:name="Table1.A" style:family="table-column">
      <style:table-column-properties style:column-width="1.478cm"/>
    </style:style>
    <style:style style:name="Table1.B" style:family="table-column">
      <style:table-column-properties style:column-width="4.528cm"/>
    </style:style>
    <style:style style:name="Table1.D" style:family="table-column">
      <style:table-column-properties style:column-width="4.443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middle" fo:padding-left="0.049cm" fo:padding-right="0.049cm" fo:padding-top="0cm" fo:padding-bottom="0cm" fo:border="0.018cm solid #000000" style:writing-mode="lr-tb"/>
    </style:style>
    <style:style style:name="Table2" style:family="table">
      <style:table-properties style:width="14.82cm" fo:margin-left="-0.058cm" table:align="left" style:writing-mode="lr-tb"/>
    </style:style>
    <style:style style:name="Table2.A" style:family="table-column">
      <style:table-column-properties style:column-width="3.551cm"/>
    </style:style>
    <style:style style:name="Table2.B" style:family="table-column">
      <style:table-column-properties style:column-width="11.269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middle" fo:padding-left="0.049cm" fo:padding-right="0.049cm" fo:padding-top="0cm" fo:padding-bottom="0cm" fo:border="0.018cm solid #000000" style:writing-mode="lr-tb"/>
    </style:style>
    <style:style style:name="Table3" style:family="table">
      <style:table-properties style:width="14.82cm" fo:margin-left="-0.058cm" table:align="left" style:writing-mode="lr-tb"/>
    </style:style>
    <style:style style:name="Table3.A" style:family="table-column">
      <style:table-column-properties style:column-width="0.5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6.001cm"/>
    </style:style>
    <style:style style:name="Table3.D" style:family="table-column">
      <style:table-column-properties style:column-width="2cm"/>
    </style:style>
    <style:style style:name="Table3.E" style:family="table-column">
      <style:table-column-properties style:column-width="2.501cm"/>
    </style:style>
    <style:style style:name="Table3.F" style:family="table-column">
      <style:table-column-properties style:column-width="3.018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3.F1" style:family="table-cell">
      <style:table-cell-properties style:vertical-align="middle" fo:padding-left="0.049cm" fo:padding-right="0.049cm" fo:padding-top="0cm" fo:padding-bottom="0cm" fo:border="0.018cm solid #000000" style:writing-mode="lr-tb"/>
    </style:style>
    <style:style style:name="Table3.2" style:family="table-row">
      <style:table-row-properties style:keep-together="false" fo:keep-together="always"/>
    </style:style>
    <style:style style:name="Table3.B2.3" style:family="table-row">
      <style:table-row-properties style:min-row-height="9.296cm" style:keep-together="false" fo:keep-together="always"/>
    </style:style>
    <style:style style:name="Table3.3" style:family="table-row">
      <style:table-row-properties style:min-row-height="3.152cm" style:keep-together="false" fo:keep-together="always"/>
    </style:style>
    <style:style style:name="Table4" style:family="table">
      <style:table-properties style:width="14.672cm" fo:margin-left="-0.058cm" table:align="left" style:writing-mode="lr-tb"/>
    </style:style>
    <style:style style:name="Table4.A" style:family="table-column">
      <style:table-column-properties style:column-width="2.268cm"/>
    </style:style>
    <style:style style:name="Table4.B" style:family="table-column">
      <style:table-column-properties style:column-width="4.131cm"/>
    </style:style>
    <style:style style:name="Table4.C" style:family="table-column">
      <style:table-column-properties style:column-width="4.128cm"/>
    </style:style>
    <style:style style:name="Table4.D" style:family="table-column">
      <style:table-column-properties style:column-width="4.145cm"/>
    </style:style>
    <style:style style:name="Table4.1" style:family="table-row">
      <style:table-row-properties style:min-row-height="0.944cm" style:keep-together="true" fo:keep-together="auto"/>
    </style:style>
    <style:style style:name="Table4.A1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4.D1" style:family="table-cell">
      <style:table-cell-properties style:vertical-align="middle" fo:padding-left="0.049cm" fo:padding-right="0.049cm" fo:padding-top="0cm" fo:padding-bottom="0cm" fo:border="0.018cm solid #000000" style:writing-mode="lr-tb"/>
    </style:style>
    <style:style style:name="Table4.2" style:family="table-row">
      <style:table-row-properties style:row-height="0.94cm" style:keep-together="true" fo:keep-together="auto"/>
    </style:style>
    <style:style style:name="Table4.3" style:family="table-row">
      <style:table-row-properties style:row-height="0.979cm" style:keep-together="true" fo:keep-together="auto"/>
    </style:style>
    <style:style style:name="Table4.4" style:family="table-row">
      <style:table-row-properties style:row-height="1.272cm" style:keep-together="true" fo:keep-together="auto"/>
    </style:style>
    <style:style style:name="Table4.5" style:family="table-row">
      <style:table-row-properties style:row-height="1.002cm" style:keep-together="true" fo:keep-together="auto"/>
    </style:style>
    <style:style style:name="Table4.6" style:family="table-row">
      <style:table-row-properties style:row-height="0.917cm" style:keep-together="true" fo:keep-together="auto"/>
    </style:style>
    <style:style style:name="Table4.7" style:family="table-row">
      <style:table-row-properties style:row-height="0.953cm" style:keep-together="true" fo:keep-together="auto"/>
    </style:style>
    <style:style style:name="Table4.8" style:family="table-row">
      <style:table-row-properties style:row-height="0.914cm" style:keep-together="true" fo:keep-together="auto"/>
    </style:style>
    <style:style style:name="Table4.9" style:family="table-row">
      <style:table-row-properties style:row-height="1.859cm" style:keep-together="true" fo:keep-together="auto"/>
    </style:style>
    <style:style style:name="Table4.10" style:family="table-row">
      <style:table-row-properties style:row-height="1.298cm" style:keep-together="true" fo:keep-together="auto"/>
    </style:style>
    <style:style style:name="Table4.11" style:family="table-row">
      <style:table-row-properties style:min-row-height="0.591cm" style:keep-together="true" fo:keep-together="auto"/>
    </style:style>
    <style:style style:name="Table4.12" style:family="table-row">
      <style:table-row-properties style:min-row-height="2.482cm" style:keep-together="false" fo:keep-together="always"/>
    </style:style>
    <style:style style:name="Table4.14" style:family="table-row">
      <style:table-row-properties style:min-row-height="1.244cm" style:keep-together="false" fo:keep-together="always"/>
    </style:style>
    <style:style style:name="Table5" style:family="table">
      <style:table-properties style:width="14.767cm" fo:margin-left="-0.199cm" table:align="left" style:writing-mode="lr-tb"/>
    </style:style>
    <style:style style:name="Table5.A" style:family="table-column">
      <style:table-column-properties style:column-width="7.375cm"/>
    </style:style>
    <style:style style:name="Table5.B" style:family="table-column">
      <style:table-column-properties style:column-width="7.39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color="#000000" style:font-name="標楷體" fo:font-weight="bold" style:font-name-asian="標楷體" style:font-weight-asian="bold" style:font-name-complex="Times New Roman" style:font-weight-complex="bold"/>
    </style:style>
    <style:style style:name="P2" style:family="paragraph" style:parent-style-name="Standard">
      <style:text-properties fo:color="#000000" style:font-name="標楷體" fo:font-weight="bold" style:font-name-asian="標楷體" style:font-weight-asian="bold" style:font-name-complex="標楷體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標楷體" fo:font-weight="bold" style:letter-kerning="true" style:font-name-asian="標楷體" style:font-weight-asian="bold" style:font-name-complex="Times New Roman" style:font-weight-complex="bold"/>
    </style:style>
    <style:style style:name="P4" style:family="paragraph" style:parent-style-name="Standard">
      <style:text-properties fo:color="#000000" style:font-name="標楷體" style:font-name-asian="標楷體" style:font-name-complex="標楷體"/>
    </style:style>
    <style:style style:name="P5" style:family="paragraph" style:parent-style-name="Standard">
      <style:paragraph-properties style:line-height-at-least="0.706cm" fo:text-align="center" style:justify-single-word="false"/>
      <style:text-properties fo:color="#000000" style:font-name="標楷體" style:font-name-asian="標楷體" style:font-name-complex="標楷體"/>
    </style:style>
    <style:style style:name="P6" style:family="paragraph" style:parent-style-name="Standard">
      <style:paragraph-properties style:line-height-at-least="0.706cm" fo:text-align="center" style:justify-single-word="false" style:snap-to-layout-grid="false"/>
      <style:text-properties fo:color="#000000" style:font-name="標楷體" style:font-name-asian="標楷體" style:font-name-complex="標楷體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1.737cm"/>
        </style:tab-stops>
      </style:paragraph-properties>
      <style:text-properties fo:color="#000000" style:font-name="標楷體" style:font-name-asian="標楷體" style:font-name-complex="標楷體"/>
    </style:style>
    <style:style style:name="P8" style:family="paragraph" style:parent-style-name="Standard">
      <style:paragraph-properties fo:text-align="justify" fo:text-align-last="justify" style:justify-single-word="false">
        <style:tab-stops>
          <style:tab-stop style:position="1.737cm"/>
        </style:tab-stops>
      </style:paragraph-properties>
      <style:text-properties fo:color="#000000" style:font-name="標楷體" style:font-name-asian="標楷體" style:font-name-complex="標楷體"/>
    </style:style>
    <style:style style:name="P9" style:family="paragraph" style:parent-style-name="Standard">
      <style:paragraph-properties fo:text-align="justify" fo:text-align-last="justify" style:justify-single-word="false" style:snap-to-layout-grid="false">
        <style:tab-stops>
          <style:tab-stop style:position="1.737cm"/>
        </style:tab-stops>
      </style:paragraph-properties>
      <style:text-properties fo:color="#000000" style:font-name="標楷體" style:font-name-asian="標楷體" style:font-name-complex="標楷體"/>
    </style:style>
    <style:style style:name="P10" style:family="paragraph" style:parent-style-name="Standard">
      <style:paragraph-properties>
        <style:tab-stops>
          <style:tab-stop style:position="1.737cm"/>
        </style:tab-stops>
      </style:paragraph-properties>
      <style:text-properties fo:color="#000000" style:font-name="標楷體" style:font-name-asian="標楷體" style:font-name-complex="標楷體"/>
    </style:style>
    <style:style style:name="P11" style:family="paragraph" style:parent-style-name="Standard">
      <style:paragraph-properties style:snap-to-layout-grid="false">
        <style:tab-stops>
          <style:tab-stop style:position="1.737cm"/>
        </style:tab-stops>
      </style:paragraph-properties>
      <style:text-properties fo:color="#000000" style:font-name="標楷體" style:font-name-asian="標楷體" style:font-name-complex="標楷體"/>
    </style:style>
    <style:style style:name="P12" style:family="paragraph" style:parent-style-name="Standard" style:list-style-name="WW8Num1">
      <style:paragraph-properties fo:text-align="justify" style:justify-single-word="false" fo:orphans="2" fo:widows="2" style:snap-to-layout-grid="false"/>
      <style:text-properties fo:color="#000000" style:font-name="標楷體" style:font-name-asian="標楷體" style:font-name-complex="標楷體"/>
    </style:style>
    <style:style style:name="P13" style:family="paragraph" style:parent-style-name="Standard" style:list-style-name="WW8Num1">
      <style:paragraph-properties fo:text-align="justify" style:justify-single-word="false" fo:orphans="2" fo:widows="2"/>
      <style:text-properties fo:color="#000000" style:font-name="標楷體" style:font-name-asian="標楷體" style:font-name-complex="標楷體"/>
    </style:style>
    <style:style style:name="P14" style:family="paragraph" style:parent-style-name="Standard" style:list-style-name="WW8Num1">
      <style:paragraph-properties fo:text-align="justify" style:justify-single-word="false" fo:orphans="2" fo:widows="2"/>
      <style:text-properties fo:color="#000000" style:font-name="標楷體" style:font-name-asian="標楷體" style:font-name-complex="標楷體"/>
    </style:style>
    <style:style style:name="P15" style:family="paragraph" style:parent-style-name="Standard" style:list-style-name="WW8Num1">
      <style:paragraph-properties fo:text-align="justify" style:justify-single-word="false" fo:orphans="2" fo:widows="2"/>
      <style:text-properties fo:color="#000000" style:font-name="標楷體" style:font-name-asian="標楷體" style:font-name-complex="標楷體"/>
    </style:style>
    <style:style style:name="P16" style:family="paragraph" style:parent-style-name="Standard">
      <style:text-properties fo:color="#000000" style:font-name="標楷體" style:font-name-asian="標楷體" style:font-name-complex="Times New Roman"/>
    </style:style>
    <style:style style:name="P17" style:family="paragraph" style:parent-style-name="Standard">
      <style:paragraph-properties style:line-height-at-least="0.706cm"/>
      <style:text-properties fo:color="#000000" style:font-name="標楷體" style:font-name-asian="標楷體" style:font-name-complex="Times New Roman"/>
    </style:style>
    <style:style style:name="P18" style:family="paragraph" style:parent-style-name="Standard">
      <style:paragraph-properties style:line-height-at-least="0.706cm" fo:text-align="justify" style:justify-single-word="false"/>
      <style:text-properties fo:color="#000000" style:font-name="標楷體" style:font-name-asian="標楷體" style:font-name-complex="Times New Roman"/>
    </style:style>
    <style:style style:name="P19" style:family="paragraph" style:parent-style-name="Standard">
      <style:paragraph-properties style:line-height-at-least="0.706cm" fo:text-align="justify" style:justify-single-word="false" style:snap-to-layout-grid="false"/>
      <style:text-properties fo:color="#000000" style:font-name="標楷體" style:font-name-asian="標楷體" style:font-name-complex="Times New Roman"/>
    </style:style>
    <style:style style:name="P20" style:family="paragraph" style:parent-style-name="Standard">
      <style:paragraph-properties style:line-height-at-least="0.706cm" style:snap-to-layout-grid="false"/>
      <style:text-properties fo:color="#000000" style:font-name="標楷體" style:font-name-asian="標楷體" style:font-name-complex="Times New Roman"/>
    </style:style>
    <style:style style:name="P21" style:family="paragraph" style:parent-style-name="Standard">
      <style:paragraph-properties fo:text-align="center" style:justify-single-word="false" style:snap-to-layout-grid="false">
        <style:tab-stops>
          <style:tab-stop style:position="1.737cm"/>
        </style:tab-stops>
      </style:paragraph-properties>
      <style:text-properties fo:color="#000000" style:font-name="標楷體" style:font-name-asian="標楷體" style:font-name-complex="Times New Roman"/>
    </style:style>
    <style:style style:name="P22" style:family="paragraph" style:parent-style-name="Standard">
      <style:paragraph-properties fo:text-align="justify" style:justify-single-word="false" fo:orphans="2" fo:widows="2"/>
      <style:text-properties fo:color="#000000" style:font-name="標楷體" style:font-name-asian="標楷體" style:font-name-complex="Times New Roman"/>
    </style:style>
    <style:style style:name="P23" style:family="paragraph" style:parent-style-name="Standard">
      <style:paragraph-properties style:text-autospace="none"/>
      <style:text-properties fo:color="#000000" style:font-name="標楷體" style:letter-kerning="true" style:font-name-asian="標楷體" style:font-name-complex="Times New Roman"/>
    </style:style>
    <style:style style:name="P24" style:family="paragraph" style:parent-style-name="Standard">
      <style:paragraph-properties fo:line-height="1.058cm" fo:text-align="justify" fo:text-align-last="justify" style:justify-single-word="false" style:text-autospace="none"/>
      <style:text-properties fo:color="#000000" style:font-name="標楷體" style:letter-kerning="true" style:font-name-asian="標楷體" style:font-name-complex="Times New Roman"/>
    </style:style>
    <style:style style:name="P25" style:family="paragraph" style:parent-style-name="Standard">
      <style:paragraph-properties style:text-autospace="none"/>
      <style:text-properties fo:color="#000000" style:font-name="標楷體" style:letter-kerning="true" style:font-name-asian="標楷體" style:font-name-complex="標楷體"/>
    </style:style>
    <style:style style:name="P26" style:family="paragraph" style:parent-style-name="Standard">
      <style:paragraph-properties style:text-autospace="none" style:snap-to-layout-grid="false"/>
      <style:text-properties fo:color="#000000" style:font-name="標楷體" style:letter-kerning="true" style:font-name-asian="標楷體" style:font-name-complex="標楷體"/>
    </style:style>
    <style:style style:name="P27" style:family="paragraph" style:parent-style-name="Standard">
      <style:paragraph-properties fo:line-height="1.058cm" style:text-autospace="none"/>
      <style:text-properties fo:color="#000000" style:font-name="標楷體" style:letter-kerning="true" style:font-name-asian="標楷體" style:font-name-complex="標楷體"/>
    </style:style>
    <style:style style:name="P28" style:family="paragraph" style:parent-style-name="Standard">
      <style:text-properties fo:color="#000000" style:font-name="標楷體" fo:text-shadow="1pt 1pt" style:font-name-asian="標楷體" style:font-name-complex="Times New Roman"/>
    </style:style>
    <style:style style:name="P29" style:family="paragraph" style:parent-style-name="Standard">
      <style:paragraph-properties fo:line-height="0.706cm"/>
      <style:text-properties fo:color="#000000" style:font-name="標楷體" fo:text-shadow="1pt 1pt" style:font-name-asian="標楷體" style:font-name-complex="Times New Roman"/>
    </style:style>
    <style:style style:name="P30" style:family="paragraph" style:parent-style-name="Standard">
      <style:text-properties fo:color="#000000" style:font-name="標楷體" fo:text-shadow="1pt 1pt" style:font-name-asian="標楷體" style:font-name-complex="標楷體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 style:snap-to-layout-grid="false">
        <style:tab-stops>
          <style:tab-stop style:position="1.737cm"/>
        </style:tab-stops>
      </style:paragraph-properties>
    </style:style>
    <style:style style:name="P33" style:family="paragraph" style:parent-style-name="Standard">
      <style:paragraph-properties style:line-height-at-least="0.706cm" fo:text-align="center" style:justify-single-word="false" style:snap-to-layout-grid="false"/>
    </style:style>
    <style:style style:name="P34" style:family="paragraph" style:parent-style-name="Standard">
      <style:paragraph-properties fo:text-align="justify" style:justify-single-word="false" fo:orphans="2" fo:widows="2"/>
    </style:style>
    <style:style style:name="P35" style:family="paragraph" style:parent-style-name="Standard">
      <style:paragraph-properties fo:text-align="justify" style:justify-single-word="false" fo:orphans="2" fo:widows="2" style:snap-to-layout-grid="false"/>
    </style:style>
    <style:style style:name="P36" style:family="paragraph" style:parent-style-name="Standard">
      <style:paragraph-properties fo:text-align="justify" fo:text-align-last="justify" style:justify-single-word="false" style:snap-to-layout-grid="false">
        <style:tab-stops>
          <style:tab-stop style:position="1.737cm"/>
        </style:tab-stops>
      </style:paragraph-properties>
    </style:style>
    <style:style style:name="P37" style:family="paragraph" style:parent-style-name="Standard">
      <style:paragraph-properties>
        <style:tab-stops>
          <style:tab-stop style:position="1.737cm"/>
        </style:tab-stops>
      </style:paragraph-properties>
    </style:style>
    <style:style style:name="P38" style:family="paragraph" style:parent-style-name="Standard">
      <style:paragraph-properties style:snap-to-layout-grid="false">
        <style:tab-stops>
          <style:tab-stop style:position="1.737cm"/>
        </style:tab-stops>
      </style:paragraph-properties>
    </style:style>
    <style:style style:name="P39" style:family="paragraph" style:parent-style-name="Standard">
      <style:paragraph-properties style:text-autospace="none"/>
    </style:style>
    <style:style style:name="P40" style:family="paragraph" style:parent-style-name="Standard">
      <style:paragraph-properties fo:line-height="0.988cm" style:text-autospace="none"/>
    </style:style>
    <style:style style:name="P41" style:family="paragraph" style:parent-style-name="Standard">
      <style:paragraph-properties fo:line-height="1.058cm" fo:text-align="justify" fo:text-align-last="justify" style:justify-single-word="false" style:text-autospace="none"/>
    </style:style>
    <style:style style:name="P42" style:family="paragraph" style:parent-style-name="Standard">
      <style:paragraph-properties fo:margin-left="0.847cm" fo:margin-right="0cm" style:line-height-at-least="0.706cm" fo:text-indent="-0.847cm" style:auto-text-indent="false"/>
      <style:text-properties fo:color="#000000" style:font-name="標楷體" style:font-name-asian="標楷體" style:font-name-complex="Times New Roman"/>
    </style:style>
    <style:style style:name="P43" style:family="paragraph" style:parent-style-name="Standard">
      <style:paragraph-properties fo:margin-left="0.847cm" fo:margin-right="0cm" style:line-height-at-least="0.706cm" fo:text-indent="-0.847cm" style:auto-text-indent="false" style:snap-to-layout-grid="false"/>
      <style:text-properties fo:color="#000000" style:font-name="標楷體" style:font-name-asian="標楷體" style:font-name-complex="Times New Roman"/>
    </style:style>
    <style:style style:name="P44" style:family="paragraph" style:parent-style-name="Standard">
      <style:paragraph-properties fo:margin-left="0.212cm" fo:margin-right="0cm" fo:text-align="justify" style:justify-single-word="false" fo:orphans="2" fo:widows="2" fo:text-indent="-0.212cm" style:auto-text-indent="false"/>
    </style:style>
    <style:style style:name="P45" style:family="paragraph" style:parent-style-name="Standard">
      <style:paragraph-properties fo:margin-left="0cm" fo:margin-right="0cm" fo:line-height="0.529cm" fo:text-indent="0.423cm" style:auto-text-indent="false" style:snap-to-layout-grid="false"/>
    </style:style>
    <style:style style:name="P46" style:family="paragraph" style:parent-style-name="Standard">
      <style:paragraph-properties fo:margin-left="0cm" fo:margin-right="0cm" fo:text-indent="5.438cm" style:auto-text-indent="false"/>
    </style:style>
    <style:style style:name="P47" style:family="paragraph" style:parent-style-name="Standard">
      <style:paragraph-properties fo:margin-left="0cm" fo:margin-right="0cm" fo:text-indent="4.697cm" style:auto-text-indent="false"/>
      <style:text-properties fo:color="#000000"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Times New Roman" style:font-size-complex="14pt" style:font-weight-complex="bold"/>
    </style:style>
    <style:style style:name="P48" style:family="paragraph" style:parent-style-name="Standard">
      <style:paragraph-properties fo:margin-left="10.795cm" fo:margin-right="0cm" fo:line-height="0.988cm" fo:text-indent="-10.795cm" style:auto-text-indent="false" style:text-autospace="none"/>
    </style:style>
    <style:style style:name="P49" style:family="paragraph" style:parent-style-name="Standard">
      <style:paragraph-properties fo:margin-left="10.795cm" fo:margin-right="0cm" fo:line-height="0.988cm" fo:text-indent="-10.795cm" style:auto-text-indent="false" style:text-autospace="none"/>
      <style:text-properties fo:color="#000000" style:font-name="標楷體" style:letter-kerning="true" style:font-name-asian="標楷體" style:font-name-complex="標楷體"/>
    </style:style>
    <style:style style:name="P50" style:family="paragraph" style:parent-style-name="Standard">
      <style:paragraph-properties fo:margin-left="10.795cm" fo:margin-right="0cm" fo:line-height="0.988cm" fo:text-indent="-5.927cm" style:auto-text-indent="false" style:text-autospace="none"/>
    </style:style>
    <style:style style:name="P51" style:family="paragraph" style:parent-style-name="Standard">
      <style:paragraph-properties fo:margin-left="0cm" fo:margin-right="0cm" fo:text-indent="4.958cm" style:auto-text-indent="false"/>
    </style:style>
    <style:style style:name="P52" style:family="paragraph" style:parent-style-name="Standard" style:master-page-name="Standard">
      <style:paragraph-properties style:page-number="auto"/>
    </style:style>
    <style:style style:name="P53" style:family="paragraph" style:parent-style-name="Text_20_body">
      <style:paragraph-properties fo:text-align="center" style:justify-single-word="false"/>
      <style:text-properties fo:color="#000000" style:font-name="標楷體" style:font-name-asian="標楷體" style:font-name-complex="標楷體"/>
    </style:style>
    <style:style style:name="P54" style:family="paragraph" style:parent-style-name="Text_20_body">
      <style:paragraph-properties fo:text-align="center" style:justify-single-word="false" style:snap-to-layout-grid="false"/>
      <style:text-properties fo:color="#000000" style:font-name="標楷體" style:font-name-asian="標楷體" style:font-name-complex="標楷體"/>
    </style:style>
    <style:style style:name="P55" style:family="paragraph" style:parent-style-name="Text_20_body">
      <style:paragraph-properties style:snap-to-layout-grid="false"/>
      <style:text-properties fo:color="#000000" style:font-name="標楷體" style:font-name-asian="標楷體" style:font-name-complex="標楷體"/>
    </style:style>
    <style:style style:name="P56" style:family="paragraph" style:parent-style-name="Text_20_body">
      <style:paragraph-properties fo:text-align="justify" style:justify-single-word="false"/>
      <style:text-properties fo:color="#000000" style:font-name="標楷體" style:font-name-asian="標楷體"/>
    </style:style>
    <style:style style:name="P57" style:family="paragraph" style:parent-style-name="Text_20_body">
      <style:paragraph-properties fo:text-align="justify" style:justify-single-word="false" style:snap-to-layout-grid="false"/>
      <style:text-properties fo:color="#000000" style:font-name="標楷體" style:font-name-asian="標楷體"/>
    </style:style>
    <style:style style:name="P58" style:family="paragraph" style:parent-style-name="Text_20_body">
      <style:paragraph-properties fo:text-align="center" style:justify-single-word="false" style:snap-to-layout-grid="false"/>
      <style:text-properties fo:color="#000000" style:font-name="標楷體" style:font-name-asian="標楷體"/>
    </style:style>
    <style:style style:name="P59" style:family="paragraph" style:parent-style-name="Text_20_body">
      <style:paragraph-properties fo:text-align="justify" style:justify-single-word="false"/>
    </style:style>
    <style:style style:name="P60" style:family="paragraph" style:parent-style-name="Text_20_body">
      <style:paragraph-properties fo:text-align="justify" style:justify-single-word="false" style:snap-to-layout-grid="false"/>
    </style:style>
    <style:style style:name="P61" style:family="paragraph" style:parent-style-name="Text_20_body">
      <style:paragraph-properties fo:margin-left="0.847cm" fo:margin-right="0cm" fo:text-align="justify" style:justify-single-word="false" fo:text-indent="-0.847cm" style:auto-text-indent="false"/>
      <style:text-properties fo:color="#000000" style:font-name="標楷體" style:font-name-asian="標楷體"/>
    </style:style>
    <style:style style:name="P62" style:family="paragraph" style:parent-style-name="Text_20_body">
      <style:paragraph-properties fo:margin-left="0.847cm" fo:margin-right="0cm" fo:text-align="justify" style:justify-single-word="false" fo:text-indent="-0.847cm" style:auto-text-indent="false" style:snap-to-layout-grid="false"/>
      <style:text-properties fo:color="#000000" style:font-name="標楷體" style:font-name-asian="標楷體"/>
    </style:style>
    <style:style style:name="P63" style:family="paragraph" style:parent-style-name="xl37">
      <style:paragraph-properties fo:margin-top="0cm" fo:margin-bottom="0cm" style:line-height-at-least="0.706cm" fo:orphans="0" fo:widows="0" fo:padding="0cm" fo:border="none" style:vertical-align="auto" style:snap-to-layout-grid="false"/>
    </style:style>
    <style:style style:name="P64" style:family="paragraph" style:parent-style-name="xl37">
      <style:paragraph-properties fo:margin-top="0cm" fo:margin-bottom="0cm" style:line-height-at-least="0.706cm" fo:text-align="start" style:justify-single-word="false" fo:orphans="0" fo:widows="0" fo:padding="0cm" fo:border="none" style:vertical-align="auto" style:snap-to-layout-grid="false"/>
      <style:text-properties fo:color="#000000" style:font-name="標楷體" fo:font-weight="bold" style:letter-kerning="true" style:font-name-asian="標楷體" style:font-weight-asian="bold" style:font-name-complex="Times New Roman" style:font-weight-complex="bold"/>
    </style:style>
    <style:style style:name="P65" style:family="paragraph" style:parent-style-name="xl37">
      <style:paragraph-properties fo:margin-top="0cm" fo:margin-bottom="0cm" style:line-height-at-least="0.706cm" fo:orphans="0" fo:widows="0" fo:padding="0cm" fo:border="none" style:vertical-align="auto" style:snap-to-layout-grid="false"/>
      <style:text-properties fo:color="#000000" style:font-name="標楷體" style:font-name-asian="標楷體" style:font-name-complex="標楷體"/>
    </style:style>
    <style:style style:name="P66" style:family="paragraph" style:parent-style-name="xl37">
      <style:paragraph-properties fo:margin-top="0cm" fo:margin-bottom="0cm" style:line-height-at-least="0.706cm" fo:orphans="0" fo:widows="0" fo:padding="0cm" fo:border="none" style:vertical-align="auto" style:snap-to-layout-grid="false"/>
      <style:text-properties fo:color="#000000" style:font-name="標楷體" style:letter-kerning="true" style:font-name-asian="標楷體" style:font-name-complex="標楷體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style:letter-kerning="true" style:font-name-asian="標楷體" style:font-name-complex="標楷體"/>
    </style:style>
    <style:style style:name="T4" style:family="text">
      <style:text-properties fo:color="#000000" style:font-name="標楷體" fo:font-weight="bold" style:font-name-asian="標楷體" style:font-weight-asian="bold" style:font-name-complex="標楷體" style:font-weight-complex="bold"/>
    </style:style>
    <style:style style:name="T5" style:family="text">
      <style:text-properties fo:color="#000000" style:font-name="標楷體" fo:font-weight="bold" style:font-name-asian="標楷體" style:font-weight-asian="bold" style:font-name-complex="Times New Roman" style:font-weight-complex="bold"/>
    </style:style>
    <style:style style:name="T6" style:family="text">
      <style:text-properties fo:color="#000000" style:font-name="標楷體" fo:font-weight="bold" style:letter-kerning="true" style:font-name-asian="標楷體" style:font-weight-asian="bold" style:font-name-complex="標楷體" style:font-weight-complex="bold"/>
    </style:style>
    <style:style style:name="T7" style:family="text">
      <style:text-properties fo:color="#000000" style:font-name="標楷體" fo:font-weight="bold" style:letter-kerning="true" style:font-name-asian="標楷體" style:font-weight-asian="bold" style:font-name-complex="Times New Roman" style:font-weight-complex="bold"/>
    </style:style>
    <style:style style:name="T8" style:family="text">
      <style:text-properties fo:color="#000000" style:font-name="標楷體" style:font-name-asian="標楷體"/>
    </style:style>
    <style:style style:name="T9" style:family="text">
      <style:text-properties fo:color="#000000" style:font-name="標楷體" style:font-name-asian="標楷體" style:font-name-complex="標楷體"/>
    </style:style>
    <style:style style:name="T10" style:family="text">
      <style:text-properties fo:color="#000000" style:font-name="標楷體" style:font-name-asian="標楷體" style:font-name-complex="Times New Roman"/>
    </style:style>
    <style:style style:name="T11" style:family="text">
      <style:text-properties fo:color="#000000" style:font-name="標楷體" style:text-underline-style="solid" style:text-underline-width="auto" style:text-underline-color="font-color" style:font-name-asian="標楷體" style:font-name-complex="標楷體"/>
    </style:style>
    <style:style style:name="T12" style:family="text">
      <style:text-properties fo:color="#000000" style:font-name="標楷體" fo:font-size="10pt" style:font-name-asian="標楷體" style:font-size-asian="10pt" style:font-name-complex="標楷體" style:font-size-complex="10pt"/>
    </style:style>
    <style:style style:name="T13" style:family="text">
      <style:text-properties fo:color="#000000" style:font-name="標楷體" style:letter-kerning="true" style:font-name-asian="標楷體" style:font-name-complex="標楷體"/>
    </style:style>
    <style:style style:name="T14" style:family="text">
      <style:text-properties fo:color="#000000" style:font-name="標楷體" fo:text-shadow="1pt 1pt" style:font-name-asian="標楷體" style:font-name-complex="Times New Roman"/>
    </style:style>
    <style:style style:name="T15" style:family="text">
      <style:text-properties fo:color="#000000" style:font-name="標楷體" fo:text-shadow="1pt 1pt" style:font-name-asian="標楷體" style:font-name-complex="標楷體"/>
    </style:style>
    <style:style style:name="T16" style:family="text">
      <style:text-properties fo:color="#000000"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size-complex="14pt" style:font-weight-complex="bold"/>
    </style:style>
    <style:style style:name="T17" style:family="text">
      <style:text-properties style:font-name-complex="Times New Roman"/>
    </style:style>
    <style:style style:name="T18" style:family="text">
      <style:text-properties fo:color="#ff0000" style:font-name="標楷體" style:letter-kerning="true" style:font-name-asian="標楷體" style:font-name-complex="標楷體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4">表件一：臺北市99年度自由軟體教學教材製作競賽教案格式</text:span></text:p>
      <text:p text:style-name="P1"/>
      <text:p text:style-name="P2">一、設計者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6">編號</text:p>
          </table:table-cell>
          <table:table-cell table:style-name="Table1.A1" office:value-type="string">
            <text:p text:style-name="P6">姓名</text:p>
          </table:table-cell>
          <table:table-cell table:style-name="Table1.A1" office:value-type="string">
            <text:p text:style-name="P6">服務單位</text:p>
          </table:table-cell>
          <table:table-cell table:style-name="Table1.D1" office:value-type="string">
            <text:p text:style-name="P33"><text:span text:style-name="T9">學科/職稱</text:span></text:p>
          </table:table-cell>
        </table:table-row>
        <table:table-row table:style-name="Table1.1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6"/>
          </table:table-cell>
        </table:table-row>
      </table:table>
      <text:p text:style-name="Standard"/>
      <text:p text:style-name="P2">二、活動摘要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活動名稱</text:p>
          </table:table-cell>
          <table:table-cell table:style-name="Table2.B1" office:value-type="string">
            <text:p text:style-name="P64"/>
          </table:table-cell>
        </table:table-row>
        <table:table-row table:style-name="Table2.1">
          <table:table-cell table:style-name="Table2.A1" office:value-type="string">
            <text:p text:style-name="P65">適用對象</text:p>
          </table:table-cell>
          <table:table-cell table:style-name="Table2.B1" office:value-type="string">
            <text:p text:style-name="P19"/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63"><text:span text:style-name="T9">教學時間</text:span><text:span text:style-name="T9">/節數</text:span></text:p>
          </table:table-cell>
          <table:table-cell table:style-name="Table2.B1" office:value-type="string">
            <text:p text:style-name="P19"/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66">設計理念</text:p>
          </table:table-cell>
          <table:table-cell table:style-name="Table2.B1" office:value-type="string">
            <text:p text:style-name="P19"/>
            <text:p text:style-name="P18"/>
            <text:p text:style-name="P18"/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6">教學目標</text:p>
          </table:table-cell>
          <table:table-cell table:style-name="Table2.B1" office:value-type="string">
            <text:p text:style-name="P43"/>
            <text:p text:style-name="P42"/>
            <text:p text:style-name="P42"/>
            <text:p text:style-name="P42"/>
          </table:table-cell>
        </table:table-row>
        <table:table-row table:style-name="Table2.1">
          <table:table-cell table:style-name="Table2.A1" office:value-type="string">
            <text:p text:style-name="P6">使用軟體</text:p>
          </table:table-cell>
          <table:table-cell table:style-name="Table2.B1" office:value-type="string">
            <text:p text:style-name="P20"/>
            <text:p text:style-name="P17"/>
            <text:p text:style-name="P17"/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54">教學評量</text:p>
          </table:table-cell>
          <table:table-cell table:style-name="Table2.B1" office:value-type="string">
            <text:p text:style-name="P57"/>
            <text:p text:style-name="P56"/>
            <text:p text:style-name="P56"/>
            <text:p text:style-name="P56"/>
            <text:p text:style-name="P56"/>
          </table:table-cell>
        </table:table-row>
        <text:soft-page-break/>
        <table:table-row table:style-name="Table2.1">
          <table:table-cell table:style-name="Table2.A1" office:value-type="string">
            <text:p text:style-name="P54">參考資料</text:p>
          </table:table-cell>
          <table:table-cell table:style-name="Table2.B1" office:value-type="string">
            <text:p text:style-name="P57"/>
            <text:p text:style-name="P56"/>
            <text:p text:style-name="P56"/>
            <text:p text:style-name="P56"/>
          </table:table-cell>
        </table:table-row>
      </table:table>
      <text:p text:style-name="Standard"/>
      <text:p text:style-name="P2">三、活動內容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2" office:value-type="string">
            <text:p text:style-name="P6">節數</text:p>
          </table:table-cell>
          <table:covered-table-cell/>
          <table:table-cell table:style-name="Table3.A1" office:value-type="string">
            <text:p text:style-name="P6">教學活動</text:p>
          </table:table-cell>
          <table:table-cell table:style-name="Table3.A1" office:value-type="string">
            <text:p text:style-name="P33"><text:span text:style-name="T9">時間(分)</text:span></text:p>
          </table:table-cell>
          <table:table-cell table:style-name="Table3.A1" office:value-type="string">
            <text:p text:style-name="P6">資源運用</text:p>
          </table:table-cell>
          <table:table-cell table:style-name="Table3.F1" office:value-type="string">
            <text:p text:style-name="P6">其他教學</text:p>
            <text:p text:style-name="P5">資源運用</text:p>
          </table:table-cell>
        </table:table-row>
        <text:soft-page-break/>
        <table:table-row table:style-name="Table3.2">
          <table:table-cell table:style-name="Table3.A1" office:value-type="string">
            <text:p text:style-name="P54">第</text:p>
            <text:p text:style-name="P53">一</text:p>
            <text:p text:style-name="P53">堂</text:p>
            <text:p text:style-name="P53">課</text:p>
          </table:table-cell>
          <table:table-cell table:number-columns-spanned="5">
            <table:table table:is-sub-table="true"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 table:style-name="Table3.1">
                <table:table-cell table:style-name="Table3.A1" office:value-type="string">
                  <text:p text:style-name="P54">課前準備</text:p>
                </table:table-cell>
                <table:table-cell table:style-name="Table3.A1" office:value-type="string">
                  <text:p text:style-name="P60"><text:span text:style-name="T8">★</text:span><text:span text:style-name="T11">教師準備</text:span></text:p>
                  <text:p text:style-name="P56"/>
                  <text:p text:style-name="P56"/>
                  <text:p text:style-name="P56"/>
                  <text:p text:style-name="P59"><text:span text:style-name="T8">★</text:span><text:span text:style-name="T11">學生準備</text:span></text:p>
                  <text:p text:style-name="P56"/>
                  <text:p text:style-name="P56"/>
                </table:table-cell>
                <table:table-cell table:style-name="Table3.A1" office:value-type="string">
                  <text:p text:style-name="P57"/>
                </table:table-cell>
                <table:table-cell table:style-name="Table3.A1" office:value-type="string">
                  <text:p text:style-name="P57"/>
                </table:table-cell>
                <table:table-cell table:style-name="Table3.F1" office:value-type="string">
                  <text:p text:style-name="P57"/>
                </table:table-cell>
              </table:table-row>
              <table:table-row table:style-name="Table3.1">
                <table:table-cell table:style-name="Table3.A1" office:value-type="string">
                  <text:p text:style-name="P54">動機引導</text:p>
                </table:table-cell>
                <table:table-cell table:style-name="Table3.A1" office:value-type="string">
                  <text:p text:style-name="P62"/>
                  <text:p text:style-name="P61"/>
                  <text:p text:style-name="P61"/>
                  <text:p text:style-name="P61"/>
                  <text:p text:style-name="P61"/>
                  <text:p text:style-name="P61"/>
                  <text:p text:style-name="P61"/>
                </table:table-cell>
                <table:table-cell table:style-name="Table3.A1" office:value-type="string">
                  <text:p text:style-name="P57"/>
                </table:table-cell>
                <table:table-cell table:style-name="Table3.A1" office:value-type="string">
                  <text:p text:style-name="P57"/>
                </table:table-cell>
                <table:table-cell table:style-name="Table3.F1" office:value-type="string">
                  <text:p text:style-name="P57"/>
                </table:table-cell>
              </table:table-row>
              <table:table-row table:style-name="Table3.B2.3">
                <table:table-cell table:style-name="Table3.A1" office:value-type="string">
                  <text:p text:style-name="P54">教學內容</text:p>
                </table:table-cell>
                <table:table-cell table:style-name="Table3.A1" office:value-type="string">
                  <text:p text:style-name="P62"/>
                  <text:p text:style-name="P61"/>
                  <text:p text:style-name="P61"/>
                  <text:p text:style-name="P61"/>
                  <text:p text:style-name="P61"/>
                  <text:p text:style-name="P61"/>
                  <text:p text:style-name="P61"/>
                  <text:p text:style-name="P61"/>
                  <text:p text:style-name="P61"/>
                  <text:p text:style-name="P61"/>
                  <text:p text:style-name="P61"/>
                  <text:p text:style-name="P61"/>
                </table:table-cell>
                <table:table-cell table:style-name="Table3.A1" office:value-type="string">
                  <text:p text:style-name="P57"/>
                </table:table-cell>
                <table:table-cell table:style-name="Table3.A1" office:value-type="string">
                  <text:p text:style-name="P57"/>
                </table:table-cell>
                <table:table-cell table:style-name="Table3.F1" office:value-type="string">
                  <text:p text:style-name="P57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55">※</text:p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57"/>
          </table:table-cell>
          <table:table-cell table:style-name="Table3.F1" office:value-type="string">
            <text:p text:style-name="P57"/>
          </table:table-cell>
        </table:table-row>
      </table:table>
      <text:p text:style-name="P4">※得視教材長度而增加堂數</text:p>
      <text:p text:style-name="Standard"><text:span text:style-name="T4">表件二：臺北市99年度自由軟體教學教材製作競賽</text:span><text:span text:style-name="T6">徵件報名表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9">報名校名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7">收件號碼</text:p>
          </table:table-cell>
          <table:table-cell table:style-name="Table4.D1" office:value-type="string">
            <text:p text:style-name="P21"/>
            <text:p text:style-name="P37"><text:soft-page-break/><text:span text:style-name="T9"><text:s/></text:span><text:span text:style-name="T12">（由協辦學校填寫）</text:span></text:p>
          </table:table-cell>
        </table:table-row>
        <table:table-row table:style-name="Table4.2">
          <table:table-cell table:style-name="Table4.A1" office:value-type="string">
            <text:p text:style-name="P9">參加類別</text:p>
          </table:table-cell>
          <table:table-cell table:style-name="Table4.D1" table:number-columns-spanned="3" office:value-type="string">
            <text:p text:style-name="P38"><text:span text:style-name="T9">□A.國小組 <text:s/>□B.國中組 <text:s/>□C.高中職組</text:span></text:p>
          </table:table-cell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P36"><text:span text:style-name="T9">主題</text:span><text:span text:style-name="T13">名稱</text:span></text:p>
          </table:table-cell>
          <table:table-cell table:style-name="Table4.D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4.4">
          <table:table-cell table:style-name="Table4.A1" office:value-type="string">
            <text:p text:style-name="P9">作者</text:p>
            <text:p text:style-name="P8">基本資料</text:p>
          </table:table-cell>
          <table:table-cell table:style-name="Table4.A1" office:value-type="string">
            <text:p text:style-name="P32"><text:span text:style-name="T9">第 一 作 者</text:span></text:p>
          </table:table-cell>
          <table:table-cell table:style-name="Table4.A1" office:value-type="string">
            <text:p text:style-name="P32"><text:span text:style-name="T9">第 二 作 者</text:span></text:p>
          </table:table-cell>
          <table:table-cell table:style-name="Table4.D1" office:value-type="string">
            <text:p text:style-name="P32"><text:span text:style-name="T9">第 三 作 者</text:span></text:p>
          </table:table-cell>
        </table:table-row>
        <table:table-row table:style-name="Table4.5">
          <table:table-cell table:style-name="Table4.A1" office:value-type="string">
            <text:p text:style-name="P9">姓名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D1" office:value-type="string">
            <text:p text:style-name="P21"/>
          </table:table-cell>
        </table:table-row>
        <table:table-row table:style-name="Table4.6">
          <table:table-cell table:style-name="Table4.A1" office:value-type="string">
            <text:p text:style-name="P9">服務學校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D1" office:value-type="string">
            <text:p text:style-name="P21"/>
          </table:table-cell>
        </table:table-row>
        <table:table-row table:style-name="Table4.7">
          <table:table-cell table:style-name="Table4.A1" office:value-type="string">
            <text:p text:style-name="P9">職稱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D1" office:value-type="string">
            <text:p text:style-name="P21"/>
          </table:table-cell>
        </table:table-row>
        <table:table-row table:style-name="Table4.8">
          <table:table-cell table:style-name="Table4.A1" office:value-type="string">
            <text:p text:style-name="P9">聯絡箱號碼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D1" office:value-type="string">
            <text:p text:style-name="P21"/>
          </table:table-cell>
        </table:table-row>
        <table:table-row table:style-name="Table4.9">
          <table:table-cell table:style-name="Table4.A1" office:value-type="string">
            <text:p text:style-name="P9">聯絡電話</text:p>
          </table:table-cell>
          <table:table-cell table:style-name="Table4.A1" office:value-type="string">
            <text:p text:style-name="P11">(O)</text:p>
            <text:p text:style-name="P37"><text:span text:style-name="T9">(行動)</text:span></text:p>
            <text:p text:style-name="P10"/>
            <text:p text:style-name="P10"/>
          </table:table-cell>
          <table:table-cell table:style-name="Table4.A1" office:value-type="string">
            <text:p text:style-name="P11">(O)</text:p>
            <text:p text:style-name="P37"><text:span text:style-name="T9">(行動)</text:span></text:p>
          </table:table-cell>
          <table:table-cell table:style-name="Table4.D1" office:value-type="string">
            <text:p text:style-name="P11">(O)</text:p>
            <text:p text:style-name="P37"><text:span text:style-name="T9">(行動)</text:span></text:p>
          </table:table-cell>
        </table:table-row>
        <table:table-row table:style-name="Table4.10">
          <table:table-cell table:style-name="Table4.A1" office:value-type="string">
            <text:p text:style-name="P9">E-mail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D1" office:value-type="string">
            <text:p text:style-name="P21"/>
          </table:table-cell>
        </table:table-row>
        <table:table-row table:style-name="Table4.11">
          <table:table-cell table:style-name="Table4.A1" office:value-type="string">
            <text:p text:style-name="P9">傳真號碼</text:p>
          </table:table-cell>
          <table:table-cell table:style-name="Table4.A1" office:value-type="string">
            <text:p text:style-name="P21"/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D1" office:value-type="string">
            <text:p text:style-name="P21"/>
          </table:table-cell>
        </table:table-row>
        <table:table-row table:style-name="Table4.12">
          <table:table-cell table:style-name="Table4.A1" office:value-type="string">
            <text:p text:style-name="P9">切結事項</text:p>
          </table:table-cell>
          <table:table-cell table:style-name="Table4.D1" table:number-columns-spanned="3" office:value-type="string">
            <text:list text:style-name="WW8Num1">
              <text:list-item>
                <text:p text:style-name="P12">本人保證所列作者符合〔徵件參加對象〕。</text:p>
              </text:list-item>
              <text:list-item>
                <text:p text:style-name="P13">本人保證著作無違反智慧財產權事項。</text:p>
              </text:list-item>
              <text:list-item>
                <text:p text:style-name="P13">本人已熟知投稿須知及實施計畫所列規範，倘違反規範而獲獎者，其獎狀及禮券收回，並視情節予以議處。</text:p>
              </text:list-item>
              <text:list-item>
                <text:p text:style-name="P13">本人保證著作非已獲獎項作品或接受補助之專案研究報告。</text:p>
              </text:list-item>
            </text:list>
            <text:p text:style-name="P34"><text:span text:style-name="T9">具結人： <text:s text:c="32"/></text:span><text:span text:style-name="T4">(由第一作者簽具)</text:span></text:p>
            <text:p text:style-name="P22"/>
          </table:table-cell>
          <table:covered-table-cell/>
          <table:covered-table-cell/>
        </table:table-row>
        <table:table-row table:style-name="Table4.12">
          <table:table-cell table:style-name="Table4.A1" office:value-type="string">
            <text:p text:style-name="P9">備註</text:p>
          </table:table-cell>
          <table:table-cell table:style-name="Table4.D1" table:number-columns-spanned="3" office:value-type="string">
            <text:p text:style-name="P35"><text:span text:style-name="T9">1.請詳閱實施計畫及投稿須知。</text:span></text:p>
            <text:p text:style-name="P44"><text:span text:style-name="T9">2.將本表乙份、作者順序及授權同意書乙份、稿件一式三份、電子檔光檔一式三份，於</text:span><text:span text:style-name="T13">99年7月2日</text:span><text:span text:style-name="T3">中午</text:span><text:span text:style-name="T13">12時前</text:span><text:span text:style-name="T9">以專人送達協辦學校：</text:span></text:p>
            <text:p text:style-name="P45"><text:span text:style-name="T9">高中</text:span><text:span text:style-name="T2">職</text:span><text:span text:style-name="T9">組請送大直高中資訊組魏仲良組長 電話：2533-4017#313</text:span></text:p>
            <text:p text:style-name="P45"><text:span text:style-name="T9">國中組請送天母國中資訊組曹晉穎組長 電話：2875-4864#230</text:span></text:p>
            <text:p text:style-name="P45"><text:span text:style-name="T9">國小組請送新湖國小資訊組吳傳仁組長 電話：2796-3721#25</text:span></text:p>
            <text:p text:style-name="P34"><text:span text:style-name="T9">3.切結事項未簽具者一律退件。</text:span></text:p>
            <text:p text:style-name="P34"><text:span text:style-name="T9">4.作品繳交收據請先勾選參賽組別並填寫主題。</text:span></text:p>
          </table:table-cell>
          <table:covered-table-cell/>
          <table:covered-table-cell/>
        </table:table-row>
        <table:table-row table:style-name="Table4.14">
          <table:table-cell table:style-name="Table4.D1" table:number-columns-spanned="4" office:value-type="string">
            <text:p text:style-name="P38"><text:span text:style-name="T9">承辦人：</text:span><text:span text:style-name="T9"> <text:s text:c="10"/>教務主任簽章： <text:s text:c="10"/>校長簽章：</text:span></text:p>
          </table:table-cell>
          <table:covered-table-cell/>
          <table:covered-table-cell/>
          <table:covered-table-cell/>
        </table:table-row>
      </table:table>
      <text:p text:style-name="P23"><text:soft-page-break/></text:p>
      <text:p text:style-name="P31"><text:span text:style-name="T4">表件三：臺北市99年度自由軟體教學教材製作競賽</text:span><text:span text:style-name="T6">作者順序及授權同意書</text:span></text:p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6">收件號碼</text:p>
          </table:table-cell>
          <table:table-cell table:style-name="Table5.B1" office:value-type="string">
            <text:p text:style-name="P26">（由承辦學校填寫）</text:p>
          </table:table-cell>
        </table:table-row>
      </table:table>
      <text:p text:style-name="P39"><text:span text:style-name="T13">類別：A.</text:span><text:span text:style-name="T9">□國小組 <text:s text:c="4"/>B.□國中組 <text:s text:c="3"/>C.□高中職組</text:span></text:p>
      <text:p text:style-name="P40"><text:span text:style-name="T13">主題：_______________________________________________________________</text:span></text:p>
      <text:p text:style-name="P39"><text:span text:style-name="T13"><text:s text:c="4"/>玆投稿</text:span><text:span text:style-name="T9">臺北市99年度自由軟體教學教材製作競賽</text:span><text:span text:style-name="T13">活動，本作品若經錄取，本稿件所有作者共同同意，授權由主辦單位以紙本、光碟等方式出版發行，並建置於網頁上，以利學術交流及分享研究成果。以下按各作者對稿件所作之貢獻順序排列如下：</text:span></text:p>
      <text:p text:style-name="P27">第一作者（親筆簽名或蓋章）：</text:p>
      <text:p text:style-name="P27">地址：</text:p>
      <text:p text:style-name="P27">身分證統一編號：</text:p>
      <text:p text:style-name="P27">第二作者（親筆簽名或蓋章）：</text:p>
      <text:p text:style-name="P27">地址：</text:p>
      <text:p text:style-name="P27">身分證統一編號：</text:p>
      <text:p text:style-name="P27">第三作者（親筆簽名或蓋章）：</text:p>
      <text:p text:style-name="P27">地址：</text:p>
      <text:p text:style-name="P27">身分證統一編號：</text:p>
      <text:p text:style-name="P24"/>
      <text:p text:style-name="P24"/>
      <text:p text:style-name="P24"/>
      <text:p text:style-name="P24"/>
      <text:p text:style-name="P24"/>
      <text:p text:style-name="P41"><text:span text:style-name="T13">中 華 民 國 99 年 月 日</text:span></text:p>
      <text:p text:style-name="P29"/>
      <text:p text:style-name="P28"/>
      <text:p text:style-name="P28"/>
      <text:p text:style-name="Standard"><text:span text:style-name="T14"><text:line-break/></text:span><text:span text:style-name="T15">表件四：作品繳交收據</text:span></text:p>
      <text:p text:style-name="P46"><text:span text:style-name="T16">作品繳交收據 </text:span></text:p>
      <text:p text:style-name="P47"/>
      <text:p text:style-name="P39"><text:span text:style-name="T13">收件號碼： <text:s text:c="8"/>(協辦學校填寫)</text:span></text:p>
      <text:p text:style-name="P25"/>
      <text:p text:style-name="P39"><text:span text:style-name="T13">類別：(作者勾選)A.</text:span><text:span text:style-name="T9">□國小組 <text:s text:c="2"/>B.□國中組 <text:s text:c="2"/>C.□高中職組</text:span></text:p>
      <text:p text:style-name="P23"/>
      <text:p text:style-name="P48"><text:span text:style-name="T13">主題(作者填寫)：</text:span></text:p>
      <text:p text:style-name="P49"><text:soft-page-break/>_______________________________________________________________ <text:s text:c="17"/></text:p>
      <text:p text:style-name="P50"><text:span text:style-name="T13"><text:s text:c="8"/>簽收人(協辦學校填寫)：</text:span></text:p>
      <text:p text:style-name="P50"><text:span text:style-name="T13"><text:s text:c="8"/>日期(協辦學校填寫)</text:span><text:span text:style-name="T3">：99年 <text:s/>月 <text:s/>日</text:span></text:p>
      <text:p text:style-name="P4"><text:s text:c="3"/></text:p>
      <text:p text:style-name="P4"/>
      <text:p text:style-name="P16">…………………………………………………………………………………………</text:p>
      <text:p text:style-name="P16"/>
      <text:p text:style-name="P51"><text:span text:style-name="T16">作品繳交收據 </text:span></text:p>
      <text:p text:style-name="P47"/>
      <text:p text:style-name="P39"><text:span text:style-name="T13">收件號碼： <text:s text:c="8"/>(協辦學校填寫)</text:span></text:p>
      <text:p text:style-name="P25"/>
      <text:p text:style-name="P39"><text:span text:style-name="T13">類別：(作者勾選)A.</text:span><text:span text:style-name="T9">□國小組 <text:s text:c="2"/>B.□國中組 <text:s text:c="2"/>C.□高中職組</text:span></text:p>
      <text:p text:style-name="P23"/>
      <text:p text:style-name="P48"><text:span text:style-name="T13">主題(作者填寫)：</text:span></text:p>
      <text:p text:style-name="P49">_______________________________________________________________ <text:s text:c="17"/></text:p>
      <text:p text:style-name="P50"><text:span text:style-name="T13"><text:s text:c="8"/>簽收人(協辦學校填寫)：</text:span></text:p>
      <text:p text:style-name="P50"><text:span text:style-name="T13"><text:s text:c="8"/>日期(協辦學校填寫)</text:span><text:span text:style-name="T18"> </text:span><text:span text:style-name="T3">：99年 <text:s/>月 <text:s/>日</text:span></text:p>
      <text:p text:style-name="P16"/>
      <text:p text:style-name="P16"/>
      <text:p text:style-name="P30">註：一件作品一份收據，若不夠使用請自行印製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Calibri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color="#ff0000" style:font-name="Times New Roman" style:font-name-complex="Times New Roma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內文_20__28_Web_29_" style:display-name="內文 (Web)" style:family="paragraph" style:parent-style-name="Standard">
      <style:paragraph-properties fo:margin-top="0.494cm" fo:margin-bottom="0.494cm" fo:orphans="2" fo:widows="2"/>
      <style:text-properties style:font-name="新細明體" style:letter-kerning="true" style:font-name-complex="新細明體"/>
    </style:style>
    <style:style style:name="xl37" style:family="paragraph" style:parent-style-name="Standard">
      <style:paragraph-properties fo:margin-top="0.494cm" fo:margin-bottom="0.494cm" fo:text-align="center" style:justify-single-word="false" fo:orphans="2" fo:widows="2" fo:padding="0cm" fo:border-left="0.018cm solid #000000" fo:border-right="0.018cm solid #000000" fo:border-top="none" fo:border-bottom="none" style:vertical-align="middle"/>
      <style:text-properties style:font-name="Arial Unicode MS" style:letter-kerning="true" style:font-name-asian="Times New Roman" style:font-name-complex="Arial Unicode M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Internet_20_link" style:display-name="Internet link" style:family="text" style:parent-style-name="預設段落字型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un_ODF_Plugin_for_Microsoft_Office/1.1$Win32 OpenOffice.org_project/680m5$Build-9221</meta:generator>
    <dc:title>臺北市99年度自由軟體教學教材製作競賽實施計畫</dc:title>
    <meta:initial-creator>a00042</meta:initial-creator>
    <meta:creation-date>2010-06-09T15:47:00</meta:creation-date>
    <dc:creator>t005</dc:creator>
    <dc:date>2010-06-09T15:47:00</dc:date>
    <meta:editing-cycles>2</meta:editing-cycles>
    <meta:editing-duration>PT16H0M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6" meta:paragraph-count="110" meta:word-count="931" meta:character-count="1544"/>
  </office:meta>
</office:document-meta>
</file>